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onospace, 'Lucida Console', Monaco"/>
    <style:font-face style:name="Menlo" svg:font-family="Menlo, Monaco, 'Courier New', monospace"/>
    <style:font-face style:name="monospace" svg:font-family="monospace, 'Lucida Console', Monaco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b5fb" officeooo:paragraph-rsid="0005b5fb"/>
    </style:style>
    <style:style style:name="P2" style:family="paragraph" style:parent-style-name="Text_20_body">
      <style:text-properties officeooo:paragraph-rsid="0005b5fb"/>
    </style:style>
    <style:style style:name="P3" style:family="paragraph" style:parent-style-name="Text_20_body">
      <style:text-properties officeooo:rsid="000752d7" officeooo:paragraph-rsid="000752d7"/>
    </style:style>
    <style:style style:name="P4" style:family="paragraph" style:parent-style-name="Text_20_body">
      <style:text-properties officeooo:rsid="000991d0" officeooo:paragraph-rsid="000991d0"/>
    </style:style>
    <style:style style:name="P5" style:family="paragraph" style:parent-style-name="Text_20_body">
      <style:text-properties officeooo:paragraph-rsid="000a5a54"/>
    </style:style>
    <style:style style:name="P6" style:family="paragraph" style:parent-style-name="Text_20_body">
      <style:text-properties officeooo:rsid="000c5939" officeooo:paragraph-rsid="000c5939"/>
    </style:style>
    <style:style style:name="P7" style:family="paragraph" style:parent-style-name="Text_20_body">
      <style:text-properties officeooo:rsid="00105099" officeooo:paragraph-rsid="00105099"/>
    </style:style>
    <style:style style:name="P8" style:family="paragraph" style:parent-style-name="Text_20_body">
      <style:text-properties officeooo:rsid="00121e5c" officeooo:paragraph-rsid="00121e5c"/>
    </style:style>
    <style:style style:name="P9" style:family="paragraph" style:parent-style-name="Text_20_body">
      <style:text-properties officeooo:rsid="00147bf3" officeooo:paragraph-rsid="00147bf3"/>
    </style:style>
    <style:style style:name="P10" style:family="paragraph" style:parent-style-name="Text_20_body">
      <style:text-properties officeooo:rsid="00147bf3" officeooo:paragraph-rsid="0015cae3"/>
    </style:style>
    <style:style style:name="P11" style:family="paragraph" style:parent-style-name="Text_20_body">
      <style:text-properties style:font-name="Courier" officeooo:rsid="00133eaa" officeooo:paragraph-rsid="00197d2b"/>
    </style:style>
    <style:style style:name="P12" style:family="paragraph" style:parent-style-name="Text_20_body">
      <style:text-properties style:font-name="Courier" officeooo:paragraph-rsid="00197d2b"/>
    </style:style>
    <style:style style:name="P13" style:family="paragraph" style:parent-style-name="Text_20_body">
      <style:text-properties fo:color="#3399ff"/>
    </style:style>
    <style:style style:name="P14" style:family="paragraph" style:parent-style-name="Text_20_body">
      <style:text-properties fo:color="#3399ff" officeooo:rsid="00105099" officeooo:paragraph-rsid="0016e77f"/>
    </style:style>
    <style:style style:name="P15" style:family="paragraph" style:parent-style-name="Text_20_body">
      <style:text-properties fo:color="#3399ff" officeooo:rsid="000a5a54" officeooo:paragraph-rsid="0016e77f"/>
    </style:style>
    <style:style style:name="P16" style:family="paragraph" style:parent-style-name="Preformatted_20_Text">
      <style:text-properties officeooo:rsid="000752d7" officeooo:paragraph-rsid="000752d7"/>
    </style:style>
    <style:style style:name="P17" style:family="paragraph" style:parent-style-name="Preformatted_20_Text">
      <style:text-properties officeooo:paragraph-rsid="000752d7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style:line-height-at-least="0.1638in" fo:orphans="2" fo:widows="2" fo:text-indent="0in" style:auto-text-indent="false" fo:background-color="#fdfdfd" fo:padding-left="0.1819in" fo:padding-right="0.0909in" fo:padding-top="0.1638in" fo:padding-bottom="0.1638in" fo:border="0.06pt solid #e8ebf5">
        <style:background-image/>
      </style:paragraph-properties>
      <style:text-properties fo:font-variant="normal" fo:text-transform="none" fo:color="#2c2c8c" style:font-name="Consolas" fo:font-size="9.80000019073486pt" fo:letter-spacing="normal" fo:font-style="normal" fo:font-weight="normal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style:line-height-at-least="0.1638in" fo:orphans="2" fo:widows="2" fo:text-indent="0in" style:auto-text-indent="false" fo:background-color="#fdfdfd" fo:padding-left="0.1819in" fo:padding-right="0.0909in" fo:padding-top="0.1638in" fo:padding-bottom="0.1638in" fo:border="0.06pt solid #e8ebf5">
        <style:background-image/>
      </style:paragraph-properties>
      <style:text-properties fo:font-variant="normal" fo:text-transform="none" fo:color="#2c2c8c" style:font-name="Consolas" fo:font-size="9.80000019073486pt" fo:letter-spacing="normal" fo:font-style="normal" fo:font-weight="normal" officeooo:paragraph-rsid="00053bad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style:line-height-at-least="0.1638in" fo:orphans="2" fo:widows="2" fo:text-indent="0in" style:auto-text-indent="false" fo:background-color="#fdfdfd" fo:padding-left="0.1819in" fo:padding-right="0.0909in" fo:padding-top="0.1638in" fo:padding-bottom="0.1638in" fo:border="0.06pt solid #e8ebf5">
        <style:background-image/>
      </style:paragraph-properties>
      <style:text-properties fo:font-variant="normal" fo:text-transform="none" fo:color="#2c2c8c" style:font-name="Consolas" fo:font-size="9.80000019073486pt" fo:letter-spacing="normal" fo:font-style="normal" fo:font-weight="normal" officeooo:rsid="00053bad" officeooo:paragraph-rsid="00053bad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style:line-height-at-least="0.1638in" fo:orphans="2" fo:widows="2" fo:text-indent="0in" style:auto-text-indent="false" fo:background-color="#fdfdfd" fo:padding-left="0.1819in" fo:padding-right="0.0909in" fo:padding-top="0.1638in" fo:padding-bottom="0.1638in" fo:border="0.06pt solid #e8ebf5">
        <style:background-image/>
      </style:paragraph-properties>
      <style:text-properties fo:font-variant="normal" fo:text-transform="none" fo:color="#2c2c8c" style:font-name="Consolas" fo:font-size="9.80000019073486pt" fo:letter-spacing="normal" fo:font-style="normal" fo:font-weight="normal" officeooo:rsid="000752d7" officeooo:paragraph-rsid="0018c9cc" fo:padding="0in" fo:border="none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style:line-height-at-least="0.1638in" fo:orphans="2" fo:widows="2" fo:text-indent="0in" style:auto-text-indent="false" fo:background-color="#fdfdfd" fo:padding-left="0.1819in" fo:padding-right="0.0909in" fo:padding-top="0.1638in" fo:padding-bottom="0.1638in" fo:border="0.06pt solid #e8ebf5">
        <style:background-image/>
      </style:paragraph-properties>
      <style:text-properties fo:font-variant="normal" fo:text-transform="none" fo:color="#2c2c8c" style:font-name="Consolas" fo:font-size="9.80000019073486pt" fo:letter-spacing="normal" fo:font-style="normal" fo:font-weight="normal" officeooo:rsid="000c5939" officeooo:paragraph-rsid="0018c9cc" fo:padding="0in" fo:border="none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style:line-height-at-least="0.1638in" fo:orphans="2" fo:widows="2" fo:text-indent="0in" style:auto-text-indent="false" fo:background-color="#fdfdfd" fo:padding-left="0.1819in" fo:padding-right="0.0909in" fo:padding-top="0.1638in" fo:padding-bottom="0.1638in" fo:border="0.06pt solid #e8ebf5">
        <style:background-image/>
      </style:paragraph-properties>
      <style:text-properties fo:font-variant="normal" fo:text-transform="none" fo:color="#2c2c8c" fo:letter-spacing="normal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style:line-height-at-least="0.1638in" fo:orphans="2" fo:widows="2" fo:text-indent="0in" style:auto-text-indent="false" fo:background-color="#fdfdfd" fo:padding-left="0.1819in" fo:padding-right="0.0909in" fo:padding-top="0.1638in" fo:padding-bottom="0.1638in" fo:border="0.06pt solid #e8ebf5">
        <style:background-image/>
      </style:paragraph-properties>
      <style:text-properties fo:font-variant="normal" fo:text-transform="none" fo:color="#2c2c8c" fo:letter-spacing="normal" officeooo:paragraph-rsid="00053bad"/>
    </style:style>
    <style:style style:name="P25" style:family="paragraph" style:parent-style-name="Preformatted_20_Text">
      <style:paragraph-properties fo:margin-left="0in" fo:margin-right="0in" fo:margin-top="0in" fo:margin-bottom="0in" loext:contextual-spacing="false" style:line-height-at-least="0.1638in" fo:orphans="2" fo:widows="2" fo:text-indent="0in" style:auto-text-indent="false" fo:background-color="#fdfdfd" fo:padding-left="0.1819in" fo:padding-right="0.0909in" fo:padding-top="0.1638in" fo:padding-bottom="0.1638in" fo:border="0.06pt solid #e8ebf5">
        <style:background-image/>
      </style:paragraph-properties>
      <style:text-properties fo:font-variant="normal" fo:text-transform="none" fo:color="#2c2c8c" fo:letter-spacing="normal" officeooo:paragraph-rsid="0018c9cc"/>
    </style:style>
    <style:style style:name="P26" style:family="paragraph" style:parent-style-name="Preformatted_20_Text">
      <style:paragraph-properties fo:margin-left="0in" fo:margin-right="0in" fo:margin-top="0in" fo:margin-bottom="0in" loext:contextual-spacing="false" style:line-height-at-least="0.1638in" fo:orphans="2" fo:widows="2" fo:text-indent="0in" style:auto-text-indent="false" fo:background-color="#fdfdfd" fo:padding-left="0.1819in" fo:padding-right="0.0909in" fo:padding-top="0.1638in" fo:padding-bottom="0.1638in" fo:border="0.06pt solid #e8ebf5">
        <style:background-image/>
      </style:paragraph-properties>
      <style:text-properties fo:font-variant="normal" fo:text-transform="none" fo:color="#2c2c8c" fo:letter-spacing="normal" fo:background-color="#ffff00"/>
    </style:style>
    <style:style style:name="P27" style:family="paragraph" style:parent-style-name="Preformatted_20_Text">
      <style:paragraph-properties fo:margin-left="0in" fo:margin-right="0in" fo:margin-top="0in" fo:margin-bottom="0in" loext:contextual-spacing="false" style:line-height-at-least="0.1638in" fo:orphans="2" fo:widows="2" fo:text-indent="0in" style:auto-text-indent="false" fo:background-color="#fdfdfd" fo:padding-left="0.1819in" fo:padding-right="0.0909in" fo:padding-top="0.1638in" fo:padding-bottom="0.1638in" fo:border="0.06pt solid #e8ebf5">
        <style:background-image/>
      </style:paragraph-properties>
      <style:text-properties fo:font-variant="normal" fo:text-transform="none" fo:color="#2c2c8c" fo:letter-spacing="normal" officeooo:rsid="00105099" officeooo:paragraph-rsid="001b161a"/>
    </style:style>
    <style:style style:name="P28" style:family="paragraph" style:parent-style-name="Preformatted_20_Text">
      <style:paragraph-properties fo:margin-left="0in" fo:margin-right="0in" fo:margin-top="0in" fo:margin-bottom="0in" loext:contextual-spacing="false" style:line-height-at-least="0.1638in" fo:orphans="2" fo:widows="2" fo:text-indent="0in" style:auto-text-indent="false" fo:background-color="#fdfdfd" fo:padding-left="0.1819in" fo:padding-right="0.0909in" fo:padding-top="0.1638in" fo:padding-bottom="0.1638in" fo:border="0.06pt solid #e8ebf5">
        <style:background-image/>
      </style:paragraph-properties>
      <style:text-properties fo:font-variant="normal" fo:text-transform="none" fo:color="#2c2c8c" style:font-name="monospace" fo:font-size="9.80000019073486pt" fo:letter-spacing="normal" fo:font-style="normal" fo:font-weight="normal" fo:padding="0in" fo:border="none"/>
    </style:style>
    <style:style style:name="P29" style:family="paragraph" style:parent-style-name="Preformatted_20_Text">
      <style:paragraph-properties fo:margin-left="0in" fo:margin-right="0in" fo:margin-top="0in" fo:margin-bottom="0in" loext:contextual-spacing="false" style:line-height-at-least="0.1638in" fo:orphans="2" fo:widows="2" fo:text-indent="0in" style:auto-text-indent="false" fo:background-color="#fdfdfd" fo:padding-left="0.1819in" fo:padding-right="0.0909in" fo:padding-top="0.1638in" fo:padding-bottom="0.1638in" fo:border="0.06pt solid #e8ebf5">
        <style:background-image/>
      </style:paragraph-properties>
      <style:text-properties fo:font-variant="normal" fo:text-transform="none" fo:color="#666600" style:font-name="Consolas" fo:font-size="9.80000019073486pt" fo:letter-spacing="normal" fo:font-style="normal" fo:font-weight="normal" fo:padding="0in" fo:border="none"/>
    </style:style>
    <style:style style:name="P30" style:family="paragraph" style:parent-style-name="Preformatted_20_Text">
      <style:paragraph-properties fo:margin-left="0in" fo:margin-right="0in" fo:margin-top="0in" fo:margin-bottom="0in" loext:contextual-spacing="false" style:line-height-at-least="0.1638in" fo:orphans="2" fo:widows="2" fo:text-indent="0in" style:auto-text-indent="false" fo:background-color="#fdfdfd" fo:padding-left="0.1819in" fo:padding-right="0.0909in" fo:padding-top="0.1638in" fo:padding-bottom="0.1638in" fo:border="0.06pt solid #e8ebf5">
        <style:background-image/>
      </style:paragraph-properties>
      <style:text-properties fo:font-variant="normal" fo:text-transform="none" fo:color="#666600" style:font-name="Consolas" fo:font-size="9.80000019073486pt" fo:letter-spacing="normal" fo:font-style="normal" fo:font-weight="normal" officeooo:paragraph-rsid="00053bad" fo:padding="0in" fo:border="none"/>
    </style:style>
    <style:style style:name="P31" style:family="paragraph" style:parent-style-name="Preformatted_20_Text">
      <style:paragraph-properties fo:margin-left="0in" fo:margin-right="0in" fo:margin-top="0in" fo:margin-bottom="0in" loext:contextual-spacing="false" style:line-height-at-least="0.1638in" fo:orphans="2" fo:widows="2" fo:text-indent="0in" style:auto-text-indent="false" fo:background-color="#fdfdfd" fo:padding-left="0.1819in" fo:padding-right="0.0909in" fo:padding-top="0.1638in" fo:padding-bottom="0.1638in" fo:border="0.06pt solid #e8ebf5">
        <style:background-image/>
      </style:paragraph-properties>
      <style:text-properties fo:font-variant="normal" fo:text-transform="none" fo:color="#666600" style:font-name="Consolas" fo:font-size="9.80000019073486pt" fo:letter-spacing="normal" fo:font-style="normal" fo:font-weight="normal" officeooo:rsid="001ce7dc" officeooo:paragraph-rsid="001ce7dc" fo:padding="0in" fo:border="none"/>
    </style:style>
    <style:style style:name="P32" style:family="paragraph" style:parent-style-name="Preformatted_20_Text">
      <style:paragraph-properties fo:margin-left="0in" fo:margin-right="0in" fo:margin-top="0in" fo:margin-bottom="0in" loext:contextual-spacing="false" style:line-height-at-least="0.1638in" fo:orphans="2" fo:widows="2" fo:text-indent="0in" style:auto-text-indent="false" fo:background-color="#fdfdfd" fo:padding-left="0.1819in" fo:padding-right="0.0909in" fo:padding-top="0.1638in" fo:padding-bottom="0.1638in" fo:border="0.06pt solid #e8ebf5">
        <style:background-image/>
      </style:paragraph-properties>
      <style:text-properties fo:font-variant="normal" fo:text-transform="none" fo:color="#0077aa" style:font-name="Consolas" fo:font-size="9.80000019073486pt" fo:letter-spacing="normal" fo:font-style="normal" fo:font-weight="normal" fo:padding="0in" fo:border="none"/>
    </style:style>
    <style:style style:name="P33" style:family="paragraph" style:parent-style-name="Preformatted_20_Text">
      <style:paragraph-properties fo:margin-left="0in" fo:margin-right="0in" fo:margin-top="0in" fo:margin-bottom="0in" loext:contextual-spacing="false" style:line-height-at-least="0.1638in" fo:orphans="2" fo:widows="2" fo:text-indent="0in" style:auto-text-indent="false" fo:background-color="#fdfdfd" fo:padding-left="0.1819in" fo:padding-right="0.0909in" fo:padding-top="0.1638in" fo:padding-bottom="0.1638in" fo:border="0.06pt solid #e8ebf5">
        <style:background-image/>
      </style:paragraph-properties>
      <style:text-properties officeooo:paragraph-rsid="000ed79a"/>
    </style:style>
    <style:style style:name="P34" style:family="paragraph" style:parent-style-name="Preformatted_20_Text">
      <style:paragraph-properties fo:margin-top="0in" fo:margin-bottom="0in" loext:contextual-spacing="false" style:line-height-at-least="0.1638in" fo:orphans="2" fo:widows="2" fo:background-color="#fdfdfd" fo:padding-left="0.1819in" fo:padding-right="0.0909in" fo:padding-top="0.1638in" fo:padding-bottom="0.1638in" fo:border="0.06pt solid #e8ebf5">
        <style:background-image/>
      </style:paragraph-properties>
    </style:style>
    <style:style style:name="P35" style:family="paragraph" style:parent-style-name="Preformatted_20_Text">
      <style:paragraph-properties fo:margin-top="0in" fo:margin-bottom="0in" loext:contextual-spacing="false" style:line-height-at-least="0.1638in" fo:orphans="2" fo:widows="2" fo:background-color="#fdfdfd" fo:padding-left="0.1819in" fo:padding-right="0.0909in" fo:padding-top="0.1638in" fo:padding-bottom="0.1638in" fo:border="0.06pt solid #e8ebf5">
        <style:background-image/>
      </style:paragraph-properties>
      <style:text-properties fo:font-variant="normal" fo:text-transform="none" fo:color="#2c2c8c" style:font-name="Consolas" fo:font-size="9.80000019073486pt" fo:letter-spacing="normal" fo:font-style="normal" fo:font-weight="normal" officeooo:rsid="000a5a54" officeooo:paragraph-rsid="0018c9cc"/>
    </style:style>
    <style:style style:name="P36" style:family="paragraph" style:parent-style-name="Preformatted_20_Text">
      <style:paragraph-properties fo:margin-top="0in" fo:margin-bottom="0in" loext:contextual-spacing="false" style:line-height-at-least="0.1638in" fo:orphans="2" fo:widows="2" fo:background-color="#fdfdfd" fo:padding-left="0.1819in" fo:padding-right="0.0909in" fo:padding-top="0.1638in" fo:padding-bottom="0.1638in" fo:border="0.06pt solid #e8ebf5">
        <style:background-image/>
      </style:paragraph-properties>
      <style:text-properties fo:font-variant="normal" fo:text-transform="none" fo:color="#2c2c8c" style:font-name="Consolas" fo:font-size="9.80000019073486pt" fo:letter-spacing="normal" fo:font-style="normal" fo:font-weight="normal" officeooo:rsid="00121e5c" officeooo:paragraph-rsid="001b161a"/>
    </style:style>
    <style:style style:name="P37" style:family="paragraph" style:parent-style-name="Standard">
      <style:text-properties style:font-name="Courier"/>
    </style:style>
    <style:style style:name="P38" style:family="paragraph" style:parent-style-name="Standard">
      <style:text-properties style:font-name="Courier" officeooo:rsid="00188b88" officeooo:paragraph-rsid="00188b88"/>
    </style:style>
    <style:style style:name="P39" style:family="paragraph" style:parent-style-name="Standard">
      <style:text-properties style:font-name="Courier" officeooo:rsid="00188b88" officeooo:paragraph-rsid="00197d2b"/>
    </style:style>
    <style:style style:name="P40" style:family="paragraph" style:parent-style-name="Standard">
      <style:text-properties style:font-name="Courier" officeooo:paragraph-rsid="00197d2b"/>
    </style:style>
    <style:style style:name="P41" style:family="paragraph" style:parent-style-name="Standard">
      <style:text-properties style:font-name="Courier" officeooo:rsid="00197d2b" officeooo:paragraph-rsid="00197d2b"/>
    </style:style>
    <style:style style:name="P42" style:family="paragraph" style:parent-style-name="Standard">
      <style:text-properties style:font-name="Courier" officeooo:paragraph-rsid="001b161a"/>
    </style:style>
    <style:style style:name="P43" style:family="paragraph" style:parent-style-name="Text_20_body">
      <style:text-properties officeooo:rsid="00105099"/>
    </style:style>
    <style:style style:name="P44" style:family="paragraph" style:parent-style-name="Standard">
      <style:text-properties style:font-name="Courier" officeooo:paragraph-rsid="001e34f2"/>
    </style:style>
    <style:style style:name="P45" style:family="paragraph" style:parent-style-name="Heading_20_1">
      <style:text-properties officeooo:rsid="0005b5fb" officeooo:paragraph-rsid="0005b5fb"/>
    </style:style>
    <style:style style:name="P46" style:family="paragraph" style:parent-style-name="Heading_20_1" style:list-style-name=""/>
    <style:style style:name="P47" style:family="paragraph" style:parent-style-name="Heading_20_1">
      <style:paragraph-properties fo:break-before="page"/>
    </style:style>
    <style:style style:name="P48" style:family="paragraph" style:parent-style-name="Preformatted_20_Text">
      <style:text-properties fo:font-variant="normal" fo:text-transform="none" fo:color="#666600" style:font-name="Consolas" fo:font-size="9.80000019073486pt" fo:letter-spacing="normal" fo:font-style="normal" fo:font-weight="normal" fo:padding="0in" fo:border="none"/>
    </style:style>
    <style:style style:name="P49" style:family="paragraph" style:parent-style-name="Preformatted_20_Text">
      <style:text-properties fo:font-variant="normal" fo:text-transform="none" fo:color="#666600" style:font-name="Consolas" fo:font-size="9.80000019073486pt" fo:letter-spacing="normal" fo:font-style="normal" fo:font-weight="normal" officeooo:rsid="000752d7" officeooo:paragraph-rsid="000752d7" fo:padding="0in" fo:border="none"/>
    </style:style>
    <style:style style:name="P50" style:family="paragraph" style:parent-style-name="Preformatted_20_Text">
      <style:text-properties fo:font-variant="normal" fo:text-transform="none" fo:color="#666600" style:font-name="Consolas" fo:font-size="9.80000019073486pt" fo:letter-spacing="normal" fo:font-style="normal" fo:font-weight="normal" officeooo:rsid="000a5a54" officeooo:paragraph-rsid="000a5a54" fo:padding="0in" fo:border="none"/>
    </style:style>
    <style:style style:name="P51" style:family="paragraph" style:parent-style-name="Preformatted_20_Text">
      <style:text-properties fo:font-variant="normal" fo:text-transform="none" fo:color="#666600" style:font-name="Consolas" fo:font-size="9.80000019073486pt" fo:letter-spacing="normal" fo:font-style="normal" fo:font-weight="normal" officeooo:rsid="000c5939" officeooo:paragraph-rsid="000c5939" fo:padding="0in" fo:border="none"/>
    </style:style>
    <style:style style:name="P52" style:family="paragraph" style:parent-style-name="Preformatted_20_Text">
      <style:text-properties fo:font-variant="normal" fo:text-transform="none" fo:color="#666600" style:font-name="Consolas" fo:font-size="9.80000019073486pt" fo:letter-spacing="normal" fo:font-style="normal" fo:font-weight="normal" officeooo:rsid="00121e5c" officeooo:paragraph-rsid="00121e5c" fo:padding="0in" fo:border="none"/>
    </style:style>
    <style:style style:name="P53" style:family="paragraph" style:parent-style-name="Preformatted_20_Text">
      <style:text-properties fo:font-variant="normal" fo:text-transform="none" fo:color="#2c2c8c" style:font-name="Consolas" fo:font-size="9.80000019073486pt" fo:letter-spacing="normal" fo:font-style="normal" fo:font-weight="normal" officeooo:rsid="000752d7" officeooo:paragraph-rsid="000752d7"/>
    </style:style>
    <style:style style:name="T1" style:family="text">
      <style:text-properties fo:padding="0in" fo:border="none"/>
    </style:style>
    <style:style style:name="T2" style:family="text">
      <style:text-properties fo:color="#0077aa"/>
    </style:style>
    <style:style style:name="T3" style:family="text">
      <style:text-properties fo:color="#0077aa" fo:padding="0in" fo:border="none"/>
    </style:style>
    <style:style style:name="T4" style:family="text">
      <style:text-properties fo:color="#0077aa" style:font-name="Consolas" fo:font-size="9.80000019073486pt" fo:font-style="normal" fo:font-weight="normal" fo:padding="0in" fo:border="none"/>
    </style:style>
    <style:style style:name="T5" style:family="text">
      <style:text-properties fo:color="#0077aa" style:font-name="Consolas" fo:font-size="9.80000019073486pt" fo:font-style="normal" fo:font-weight="normal" officeooo:rsid="000752d7" fo:padding="0in" fo:border="none"/>
    </style:style>
    <style:style style:name="T6" style:family="text">
      <style:text-properties fo:color="#666600"/>
    </style:style>
    <style:style style:name="T7" style:family="text">
      <style:text-properties fo:color="#666600" fo:padding="0in" fo:border="none"/>
    </style:style>
    <style:style style:name="T8" style:family="text">
      <style:text-properties fo:color="#666600" style:font-name="Consolas" fo:font-size="9.80000019073486pt" fo:font-style="normal" fo:font-weight="normal" fo:padding="0in" fo:border="none"/>
    </style:style>
    <style:style style:name="T9" style:family="text">
      <style:text-properties fo:color="#666600" style:font-name="Consolas" fo:font-size="9.80000019073486pt" fo:font-style="normal" fo:font-weight="normal" fo:background-color="#ffff00" loext:char-shading-value="0" fo:padding="0in" fo:border="none"/>
    </style:style>
    <style:style style:name="T10" style:family="text">
      <style:text-properties fo:color="#666600" style:font-name="Consolas" fo:font-size="9.80000019073486pt" fo:font-style="normal" fo:font-weight="normal" officeooo:rsid="000752d7" fo:padding="0in" fo:border="none"/>
    </style:style>
    <style:style style:name="T11" style:family="text">
      <style:text-properties style:font-name="Consolas" fo:font-size="9.80000019073486pt" fo:font-style="normal" fo:font-weight="normal" fo:padding="0in" fo:border="none"/>
    </style:style>
    <style:style style:name="T12" style:family="text">
      <style:text-properties style:font-name="Consolas" fo:font-size="9.80000019073486pt" fo:font-style="normal" fo:font-weight="normal" fo:background-color="#ffff00" loext:char-shading-value="0" fo:padding="0in" fo:border="none"/>
    </style:style>
    <style:style style:name="T13" style:family="text">
      <style:text-properties style:font-name="Consolas" fo:font-size="9.80000019073486pt" fo:font-style="normal" fo:font-weight="normal" officeooo:rsid="000752d7" fo:padding="0in" fo:border="none"/>
    </style:style>
    <style:style style:name="T14" style:family="text">
      <style:text-properties fo:color="#669900" style:font-name="Consolas" fo:font-size="9.80000019073486pt" fo:font-style="normal" fo:font-weight="normal" fo:padding="0in" fo:border="none"/>
    </style:style>
    <style:style style:name="T15" style:family="text">
      <style:text-properties fo:color="#669900" fo:padding="0in" fo:border="none"/>
    </style:style>
    <style:style style:name="T16" style:family="text">
      <style:text-properties fo:color="#990055" style:font-name="Consolas" fo:font-size="9.80000019073486pt" fo:font-style="normal" fo:font-weight="normal" fo:padding="0in" fo:border="none"/>
    </style:style>
    <style:style style:name="T17" style:family="text">
      <style:text-properties fo:color="#990055" fo:padding="0in" fo:border="none"/>
    </style:style>
    <style:style style:name="T18" style:family="text">
      <style:text-properties officeooo:rsid="00053bad"/>
    </style:style>
    <style:style style:name="T19" style:family="text">
      <style:text-properties fo:font-variant="normal" fo:text-transform="none" fo:color="#666600" style:font-name="Consolas" fo:font-size="9.80000019073486pt" fo:letter-spacing="normal" fo:font-style="normal" fo:font-weight="normal" fo:padding="0in" fo:border="none"/>
    </style:style>
    <style:style style:name="T20" style:family="text">
      <style:text-properties fo:font-variant="normal" fo:text-transform="none" fo:color="#2c2c8c" style:font-name="Consolas" fo:font-size="9.80000019073486pt" fo:letter-spacing="normal" fo:font-style="normal" fo:font-weight="normal" fo:padding="0in" fo:border="none"/>
    </style:style>
    <style:style style:name="T21" style:family="text">
      <style:text-properties fo:font-variant="normal" fo:text-transform="none" fo:color="#0077aa" style:font-name="Consolas" fo:font-size="9.80000019073486pt" fo:letter-spacing="normal" fo:font-style="normal" fo:font-weight="normal" fo:padding="0in" fo:border="none"/>
    </style:style>
    <style:style style:name="T22" style:family="text">
      <style:text-properties officeooo:rsid="000621f9"/>
    </style:style>
    <style:style style:name="T23" style:family="text">
      <style:text-properties officeooo:rsid="000752d7"/>
    </style:style>
    <style:style style:name="T24" style:family="text">
      <style:text-properties fo:color="#660066" style:font-name="Consolas" fo:font-size="9.80000019073486pt" fo:font-style="normal" fo:font-weight="normal" fo:padding="0in" fo:border="none"/>
    </style:style>
    <style:style style:name="T25" style:family="text">
      <style:text-properties officeooo:rsid="000991d0"/>
    </style:style>
    <style:style style:name="T26" style:family="text">
      <style:text-properties fo:background-color="#ffff00" loext:char-shading-value="0" fo:padding="0in" fo:border="none"/>
    </style:style>
    <style:style style:name="T27" style:family="text">
      <style:text-properties officeooo:rsid="000a5a54"/>
    </style:style>
    <style:style style:name="T28" style:family="text">
      <style:text-properties officeooo:rsid="00133eaa"/>
    </style:style>
    <style:style style:name="T29" style:family="text">
      <style:text-properties officeooo:rsid="0015cae3"/>
    </style:style>
    <style:style style:name="T30" style:family="text">
      <style:text-properties officeooo:rsid="0016e77f"/>
    </style:style>
    <style:style style:name="T31" style:family="text">
      <style:text-properties officeooo:rsid="001b161a"/>
    </style:style>
    <style:style style:name="T32" style:family="text">
      <style:text-properties officeooo:rsid="001b64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p text:style-name="Standard"/>
      <text:h text:style-name="P45" text:outline-level="1">Hoi,</text:h>
      <text:p text:style-name="P2"/>
      <text:p text:style-name="P1">Leuk dat je wil uittesten of deze oefening goed in elkaar zit. Hieronder volgen de stappen die je moet doen om de game te maken.</text:p>
      <text:p text:style-name="P1">Je gaat het bestand 'game.html' aanpassen totdat de game werkt.</text:p>
      <text:p text:style-name="P1">Als je de code hebt aangepast doe dan het volgende om te testen of het werkt:</text:p>
      <text:p text:style-name="P1">- Cmd + s <text:tab/>in de editor, om de wijzigingen op te slaan</text:p>
      <text:p text:style-name="P1">- Cmd + r<text:tab/>in Chrome om de wijziginge te laden</text:p>
      <text:p text:style-name="P1"/>
      <text:p text:style-name="P1">Succes!</text:p>
      <text:h text:style-name="Heading_20_1" text:outline-level="1"><text:span text:style-name="T25">1. </text:span>Pas de functie 'preload<text:span text:style-name="T18">'</text:span> aan zodat hij er zo uitziet:</text:h>
      <text:p text:style-name="P4"/>
      <text:p text:style-name="P20"/>
      <text:p text:style-name="P19"><text:span text:style-name="T3">function</text:span><text:span text:style-name="T1"> preload </text:span><text:span text:style-name="T7">()</text:span></text:p>
      <text:p text:style-name="P30">{</text:p>
      <text:p text:style-name="P24"><text:span text:style-name="T1"><text:s text:c="4"/></text:span><text:span text:style-name="T4">this</text:span><text:span text:style-name="T8">.</text:span><text:span text:style-name="T11">load</text:span><text:span text:style-name="T8">.</text:span><text:span text:style-name="T11">image</text:span><text:span text:style-name="T8">(</text:span><text:span text:style-name="T14">'sky'</text:span><text:span text:style-name="T8">,</text:span><text:span text:style-name="T11"> </text:span><text:span text:style-name="T14">'assets/sky.png'</text:span><text:span text:style-name="T8">);</text:span></text:p>
      <text:p text:style-name="P24"><text:span text:style-name="T1"><text:s text:c="4"/></text:span><text:span text:style-name="T4">this</text:span><text:span text:style-name="T8">.</text:span><text:span text:style-name="T11">load</text:span><text:span text:style-name="T8">.</text:span><text:span text:style-name="T11">image</text:span><text:span text:style-name="T8">(</text:span><text:span text:style-name="T14">'ground'</text:span><text:span text:style-name="T8">,</text:span><text:span text:style-name="T11"> </text:span><text:span text:style-name="T14">'assets/platform.png'</text:span><text:span text:style-name="T8">);</text:span></text:p>
      <text:p text:style-name="P24"><text:span text:style-name="T1"><text:s text:c="4"/></text:span><text:span text:style-name="T4">this</text:span><text:span text:style-name="T8">.</text:span><text:span text:style-name="T11">load</text:span><text:span text:style-name="T8">.</text:span><text:span text:style-name="T11">image</text:span><text:span text:style-name="T8">(</text:span><text:span text:style-name="T14">'star'</text:span><text:span text:style-name="T8">,</text:span><text:span text:style-name="T11"> </text:span><text:span text:style-name="T14">'assets/star.png'</text:span><text:span text:style-name="T8">);</text:span></text:p>
      <text:p text:style-name="P24"><text:span text:style-name="T1"><text:s text:c="4"/></text:span><text:span text:style-name="T4">this</text:span><text:span text:style-name="T8">.</text:span><text:span text:style-name="T11">load</text:span><text:span text:style-name="T8">.</text:span><text:span text:style-name="T11">image</text:span><text:span text:style-name="T8">(</text:span><text:span text:style-name="T14">'bomb'</text:span><text:span text:style-name="T8">,</text:span><text:span text:style-name="T11"> </text:span><text:span text:style-name="T14">'assets/bomb.png'</text:span><text:span text:style-name="T8">);</text:span></text:p>
      <text:p text:style-name="P24"><text:span text:style-name="T1"><text:s text:c="4"/></text:span><text:span text:style-name="T4">this</text:span><text:span text:style-name="T8">.</text:span><text:span text:style-name="T11">load</text:span><text:span text:style-name="T8">.</text:span><text:span text:style-name="T11">spritesheet</text:span><text:span text:style-name="T8">(</text:span><text:span text:style-name="T14">'dude'</text:span><text:span text:style-name="T8">,</text:span><text:span text:style-name="T11"> </text:span></text:p>
      <text:p text:style-name="P24"><text:span text:style-name="T1"><text:s text:c="8"/></text:span><text:span text:style-name="T14">'assets/dude.png'</text:span><text:span text:style-name="T8">,</text:span></text:p>
      <text:p text:style-name="P24"><text:span text:style-name="T1"><text:s text:c="8"/></text:span><text:span text:style-name="T8">{</text:span><text:span text:style-name="T11"> frameWidth</text:span><text:span text:style-name="T8">:</text:span><text:span text:style-name="T11"> </text:span><text:span text:style-name="T16">32</text:span><text:span text:style-name="T8">,</text:span><text:span text:style-name="T11"> frameHeight</text:span><text:span text:style-name="T8">:</text:span><text:span text:style-name="T11"> </text:span><text:span text:style-name="T16">48</text:span><text:span text:style-name="T11"> </text:span><text:span text:style-name="T8">}</text:span></text:p>
      <text:p text:style-name="P24"><text:span text:style-name="T1"><text:s text:c="4"/></text:span><text:span text:style-name="T8">);</text:span></text:p>
      <text:p text:style-name="P48">}</text:p>
      <text:p text:style-name="Preformatted_20_Text"/>
      <text:p text:style-name="P13"><text:span text:style-name="T22">Je hebt nu de blauwe lucht gemaakt. </text:span>Controleer <text:span text:style-name="T22">met Cmd+s in editor en Cmd +r in Chrome of het gelukt is.</text:span></text:p>
      <text:h text:style-name="P47" text:outline-level="1">2. Platforms toevoegen</text:h>
      <text:p text:style-name="P3">Pas de variabele 'config' aan zodat hij er zo uitziet ():</text:p>
      <text:p text:style-name="P4">Let goed op want een groot deel staat er al, alleen <text:s/>het <text:s/>'<text:span text:style-name="T23">physics; blokje </text:span>hoef je toe te <text:span text:style-name="T23">voegen!</text:span></text:p>
      <text:p text:style-name="P49"/>
      <text:p text:style-name="P25"><text:span text:style-name="T5">var</text:span><text:span text:style-name="T13"> config </text:span><text:span text:style-name="T10">=</text:span><text:span text:style-name="T13"> </text:span><text:span text:style-name="T10">{</text:span><text:span text:style-name="T1"> <text:s text:c="2"/></text:span></text:p>
      <text:p text:style-name="P25"><text:span text:style-name="T1"><text:s text:c="4"/></text:span><text:span text:style-name="T11">type</text:span><text:span text:style-name="T8">:</text:span><text:span text:style-name="T11"> </text:span><text:span text:style-name="T24">Phaser</text:span><text:span text:style-name="T8">.</text:span><text:span text:style-name="T11">AUTO</text:span><text:span text:style-name="T8">,</text:span></text:p>
      <text:p text:style-name="P23"><text:span text:style-name="T1"><text:s text:c="4"/></text:span><text:span text:style-name="T11">width</text:span><text:span text:style-name="T8">:</text:span><text:span text:style-name="T11"> </text:span><text:span text:style-name="T16">800</text:span><text:span text:style-name="T8">,</text:span></text:p>
      <text:p text:style-name="P23"><text:span text:style-name="T1"><text:s text:c="4"/></text:span><text:span text:style-name="T11">height</text:span><text:span text:style-name="T8">:</text:span><text:span text:style-name="T11"> </text:span><text:span text:style-name="T16">600</text:span><text:span text:style-name="T8">,</text:span></text:p>
      <text:p text:style-name="P23"><text:span text:style-name="T1"><text:s text:c="2"/></text:span><text:span text:style-name="T26"><text:s text:c="2"/></text:span><text:span text:style-name="T12">physics</text:span><text:span text:style-name="T9">:</text:span><text:span text:style-name="T12"> </text:span><text:span text:style-name="T9">{</text:span></text:p>
      <text:p text:style-name="P26"><text:span text:style-name="T1"><text:s text:c="8"/></text:span><text:span text:style-name="T4">default</text:span><text:span text:style-name="T8">:</text:span><text:span text:style-name="T11"> </text:span><text:span text:style-name="T14">'arcade'</text:span><text:span text:style-name="T8">,</text:span></text:p>
      <text:p text:style-name="P26"><text:span text:style-name="T1"><text:s text:c="8"/></text:span><text:span text:style-name="T11">arcade</text:span><text:span text:style-name="T8">:</text:span><text:span text:style-name="T11"> </text:span><text:span text:style-name="T8">{</text:span></text:p>
      <text:p text:style-name="P26"><text:span text:style-name="T1"><text:s text:c="12"/></text:span><text:span text:style-name="T11">gravity</text:span><text:span text:style-name="T8">:</text:span><text:span text:style-name="T11"> </text:span><text:span text:style-name="T8">{</text:span><text:span text:style-name="T11"> y</text:span><text:span text:style-name="T8">:</text:span><text:span text:style-name="T11"> </text:span><text:span text:style-name="T16">300</text:span><text:span text:style-name="T11"> </text:span><text:span text:style-name="T8">},</text:span></text:p>
      <text:p text:style-name="P26"><text:span text:style-name="T1"><text:s text:c="12"/></text:span><text:span text:style-name="T11">debug</text:span><text:span text:style-name="T8">:</text:span><text:span text:style-name="T11"> </text:span><text:span text:style-name="T4">false</text:span></text:p>
      <text:p text:style-name="P26"><text:span text:style-name="T1"><text:s text:c="8"/></text:span><text:span text:style-name="T8">}</text:span></text:p>
      <text:p text:style-name="P26"><text:span text:style-name="T1"><text:s text:c="4"/></text:span><text:span text:style-name="T8">},</text:span></text:p>
      <text:p text:style-name="P23"><text:span text:style-name="T1"><text:s text:c="4"/></text:span><text:span text:style-name="T11">scene</text:span><text:span text:style-name="T8">:</text:span><text:span text:style-name="T11"> </text:span><text:span text:style-name="T8">{</text:span></text:p>
      <text:p text:style-name="P23"><text:span text:style-name="T1"><text:s text:c="8"/></text:span><text:span text:style-name="T11">preload</text:span><text:span text:style-name="T8">:</text:span><text:span text:style-name="T11"> preload</text:span><text:span text:style-name="T8">,</text:span></text:p>
      <text:p text:style-name="P23"><text:span text:style-name="T1"><text:s text:c="8"/></text:span><text:span text:style-name="T11">create</text:span><text:span text:style-name="T8">:</text:span><text:span text:style-name="T11"> create</text:span><text:span text:style-name="T8">,</text:span></text:p>
      <text:p text:style-name="P23"><text:span text:style-name="T1"><text:s text:c="8"/></text:span><text:span text:style-name="T11">update</text:span><text:span text:style-name="T8">:</text:span><text:span text:style-name="T11"> update</text:span></text:p>
      <text:p text:style-name="P23"><text:span text:style-name="T1"><text:s text:c="4"/></text:span><text:span text:style-name="T8">}</text:span></text:p>
      <text:p text:style-name="P29">};</text:p>
      <text:p text:style-name="P3"/>
      <text:p text:style-name="P17"/>
      <text:p text:style-name="Preformatted_20_Text"/>
      <text:p text:style-name="Text_20_body">Pas nu de 'create' functie aan zodat hij er zo uitziet:</text:p>
      <text:p text:style-name="P53"/>
      <text:p text:style-name="P49"/>
      <text:p text:style-name="P21"><text:span text:style-name="T2">function</text:span> create <text:span text:style-name="T6">()</text:span></text:p>
      <text:p text:style-name="P29">{</text:p>
      <text:p text:style-name="P23"><text:span text:style-name="T1"><text:s text:c="4"/></text:span><text:span text:style-name="T4">this</text:span><text:span text:style-name="T8">.</text:span><text:span text:style-name="T11">add</text:span><text:span text:style-name="T8">.</text:span><text:span text:style-name="T11">image</text:span><text:span text:style-name="T8">(</text:span><text:span text:style-name="T16">400</text:span><text:span text:style-name="T8">,</text:span><text:span text:style-name="T11"> </text:span><text:span text:style-name="T16">300</text:span><text:span text:style-name="T8">,</text:span><text:span text:style-name="T11"> </text:span><text:span text:style-name="T14">'sky'</text:span><text:span text:style-name="T8">);</text:span></text:p>
      <text:p text:style-name="P34"/>
      <text:p text:style-name="P23"><text:span text:style-name="T1"><text:s text:c="4"/></text:span><text:span text:style-name="T11">platforms </text:span><text:span text:style-name="T8">=</text:span><text:span text:style-name="T11"> </text:span><text:span text:style-name="T4">this</text:span><text:span text:style-name="T8">.</text:span><text:span text:style-name="T11">physics</text:span><text:span text:style-name="T8">.</text:span><text:span text:style-name="T11">add</text:span><text:span text:style-name="T8">.</text:span><text:span text:style-name="T11">staticGroup</text:span><text:span text:style-name="T8">();</text:span></text:p>
      <text:p text:style-name="P34"/>
      <text:p text:style-name="P23"><text:span text:style-name="T1"><text:s text:c="4"/></text:span><text:span text:style-name="T11">platforms</text:span><text:span text:style-name="T8">.</text:span><text:span text:style-name="T11">create</text:span><text:span text:style-name="T8">(</text:span><text:span text:style-name="T16">400</text:span><text:span text:style-name="T8">,</text:span><text:span text:style-name="T11"> </text:span><text:span text:style-name="T16">568</text:span><text:span text:style-name="T8">,</text:span><text:span text:style-name="T11"> </text:span><text:span text:style-name="T14">'ground'</text:span><text:span text:style-name="T8">).</text:span><text:span text:style-name="T11">setScale</text:span><text:span text:style-name="T8">(</text:span><text:span text:style-name="T16">2</text:span><text:span text:style-name="T8">).</text:span><text:span text:style-name="T11">refreshBody</text:span><text:span text:style-name="T8">();</text:span></text:p>
      <text:p text:style-name="P34"/>
      <text:p text:style-name="P23"><text:span text:style-name="T1"><text:s text:c="4"/></text:span><text:span text:style-name="T11">platforms</text:span><text:span text:style-name="T8">.</text:span><text:span text:style-name="T11">create</text:span><text:span text:style-name="T8">(</text:span><text:span text:style-name="T16">600</text:span><text:span text:style-name="T8">,</text:span><text:span text:style-name="T11"> </text:span><text:span text:style-name="T16">400</text:span><text:span text:style-name="T8">,</text:span><text:span text:style-name="T11"> </text:span><text:span text:style-name="T14">'ground'</text:span><text:span text:style-name="T8">);</text:span></text:p>
      <text:p text:style-name="P23"><text:span text:style-name="T1"><text:s text:c="4"/></text:span><text:span text:style-name="T11">platforms</text:span><text:span text:style-name="T8">.</text:span><text:span text:style-name="T11">create</text:span><text:span text:style-name="T8">(</text:span><text:span text:style-name="T16">50</text:span><text:span text:style-name="T8">,</text:span><text:span text:style-name="T11"> </text:span><text:span text:style-name="T16">250</text:span><text:span text:style-name="T8">,</text:span><text:span text:style-name="T11"> </text:span><text:span text:style-name="T14">'ground'</text:span><text:span text:style-name="T8">);</text:span></text:p>
      <text:p text:style-name="P23"><text:span text:style-name="T1"><text:s text:c="4"/></text:span><text:span text:style-name="T11">platforms</text:span><text:span text:style-name="T8">.</text:span><text:span text:style-name="T11">create</text:span><text:span text:style-name="T8">(</text:span><text:span text:style-name="T16">750</text:span><text:span text:style-name="T8">,</text:span><text:span text:style-name="T11"> </text:span><text:span text:style-name="T16">220</text:span><text:span text:style-name="T8">,</text:span><text:span text:style-name="T11"> </text:span><text:span text:style-name="T14">'ground'</text:span><text:span text:style-name="T8">);</text:span></text:p>
      <text:p text:style-name="P29">}</text:p>
      <text:p text:style-name="P16"/>
      <text:p text:style-name="P13">Nu heb je de platforms gemaakt, contoleer weer o<text:span text:style-name="T32">f</text:span> het gelukt is.</text:p>
      <text:p text:style-name="Text_20_body"/>
      <text:h text:style-name="P46" text:outline-level="1"/>
      <text:h text:style-name="P47" text:outline-level="1">3. Voeg het poppetje toe</text:h>
      <text:p text:style-name="P5"><text:span text:style-name="T27">Voeg het volgende blok code to aan de 'create' functie. Let op er staat al code in deze functie, voeg onderstaande toe aan wat er al staat. Dus direct onder '</text:span>platforms.create(750, 220, "ground");</text:p>
      <text:p text:style-name="P50"/>
      <text:p text:style-name="P35"><text:span text:style-name="T1">player </text:span><text:span text:style-name="T7">=</text:span><text:span text:style-name="T1"> </text:span><text:span text:style-name="T3">this</text:span><text:span text:style-name="T7">.</text:span><text:span text:style-name="T1">physics</text:span><text:span text:style-name="T7">.</text:span><text:span text:style-name="T1">add</text:span><text:span text:style-name="T7">.</text:span><text:span text:style-name="T1">sprite</text:span><text:span text:style-name="T7">(</text:span><text:span text:style-name="T17">100</text:span><text:span text:style-name="T7">,</text:span><text:span text:style-name="T1"> </text:span><text:span text:style-name="T17">450</text:span><text:span text:style-name="T7">,</text:span><text:span text:style-name="T1"> </text:span><text:span text:style-name="T15">'dude'</text:span><text:span text:style-name="T7">);</text:span></text:p>
      <text:p text:style-name="P18"><text:span text:style-name="T1">player</text:span><text:span text:style-name="T7">.</text:span><text:span text:style-name="T1">setBounce</text:span><text:span text:style-name="T7">(</text:span><text:span text:style-name="T17">0.2</text:span><text:span text:style-name="T7">);</text:span></text:p>
      <text:p text:style-name="P33"><text:span text:style-name="T20">player</text:span><text:span text:style-name="T19">.</text:span><text:span text:style-name="T20">setCollideWorldBounds</text:span><text:span text:style-name="T19">(</text:span><text:span text:style-name="T21">true</text:span><text:span text:style-name="T19">);</text:span></text:p>
      <text:p text:style-name="P33">this.physics.add.collider(player, platforms);</text:p>
      <text:p text:style-name="P34"/>
      <text:p text:style-name="P18"><text:span text:style-name="T3">this</text:span><text:span text:style-name="T7">.</text:span><text:span text:style-name="T1">anims</text:span><text:span text:style-name="T7">.</text:span><text:span text:style-name="T1">create</text:span><text:span text:style-name="T7">({</text:span></text:p>
      <text:p text:style-name="P23"><text:span text:style-name="T1"><text:s text:c="4"/></text:span><text:span text:style-name="T11">key</text:span><text:span text:style-name="T8">:</text:span><text:span text:style-name="T11"> </text:span><text:span text:style-name="T14">'left'</text:span><text:span text:style-name="T8">,</text:span></text:p>
      <text:p text:style-name="P23"><text:span text:style-name="T1"><text:s text:c="4"/></text:span><text:span text:style-name="T11">frames</text:span><text:span text:style-name="T8">:</text:span><text:span text:style-name="T11"> </text:span><text:span text:style-name="T4">this</text:span><text:span text:style-name="T8">.</text:span><text:span text:style-name="T11">anims</text:span><text:span text:style-name="T8">.</text:span><text:span text:style-name="T11">generateFrameNumbers</text:span><text:span text:style-name="T8">(</text:span><text:span text:style-name="T14">'dude'</text:span><text:span text:style-name="T8">,</text:span><text:span text:style-name="T11"> </text:span><text:span text:style-name="T8">{</text:span><text:span text:style-name="T11"> start</text:span><text:span text:style-name="T8">:</text:span><text:span text:style-name="T11"> </text:span><text:span text:style-name="T16">0</text:span><text:span text:style-name="T8">,</text:span><text:span text:style-name="T11"> </text:span><text:span text:style-name="T4">end</text:span><text:span text:style-name="T8">:</text:span><text:span text:style-name="T11"> </text:span><text:span text:style-name="T16">3</text:span><text:span text:style-name="T11"> </text:span><text:span text:style-name="T8">}),</text:span></text:p>
      <text:p text:style-name="P23"><text:span text:style-name="T1"><text:s text:c="4"/></text:span><text:span text:style-name="T11">frameRate</text:span><text:span text:style-name="T8">:</text:span><text:span text:style-name="T11"> </text:span><text:span text:style-name="T16">10</text:span><text:span text:style-name="T8">,</text:span></text:p>
      <text:p text:style-name="P23"><text:span text:style-name="T1"><text:s text:c="4"/></text:span><text:span text:style-name="T11">repeat</text:span><text:span text:style-name="T8">:</text:span><text:span text:style-name="T11"> </text:span><text:span text:style-name="T8">-</text:span><text:span text:style-name="T16">1</text:span></text:p>
      <text:p text:style-name="P29">});</text:p>
      <text:p text:style-name="P34"/>
      <text:p text:style-name="P18"><text:span text:style-name="T3">this</text:span><text:span text:style-name="T7">.</text:span><text:span text:style-name="T1">anims</text:span><text:span text:style-name="T7">.</text:span><text:span text:style-name="T1">create</text:span><text:span text:style-name="T7">({</text:span></text:p>
      <text:p text:style-name="P23"><text:span text:style-name="T1"><text:s text:c="4"/></text:span><text:span text:style-name="T11">key</text:span><text:span text:style-name="T8">:</text:span><text:span text:style-name="T11"> </text:span><text:span text:style-name="T14">'turn'</text:span><text:span text:style-name="T8">,</text:span></text:p>
      <text:p text:style-name="P23"><text:span text:style-name="T1"><text:s text:c="4"/></text:span><text:span text:style-name="T11">frames</text:span><text:span text:style-name="T8">:</text:span><text:span text:style-name="T11"> </text:span><text:span text:style-name="T8">[</text:span><text:span text:style-name="T11"> </text:span><text:span text:style-name="T8">{</text:span><text:span text:style-name="T11"> key</text:span><text:span text:style-name="T8">:</text:span><text:span text:style-name="T11"> </text:span><text:span text:style-name="T14">'dude'</text:span><text:span text:style-name="T8">,</text:span><text:span text:style-name="T11"> frame</text:span><text:span text:style-name="T8">:</text:span><text:span text:style-name="T11"> </text:span><text:span text:style-name="T16">4</text:span><text:span text:style-name="T11"> </text:span><text:span text:style-name="T8">}</text:span><text:span text:style-name="T11"> </text:span><text:span text:style-name="T8">],</text:span></text:p>
      <text:p text:style-name="P23"><text:span text:style-name="T1"><text:s text:c="4"/></text:span><text:span text:style-name="T11">frameRate</text:span><text:span text:style-name="T8">:</text:span><text:span text:style-name="T11"> </text:span><text:span text:style-name="T16">20</text:span></text:p>
      <text:p text:style-name="P29">});</text:p>
      <text:p text:style-name="P34"/>
      <text:p text:style-name="P18"><text:span text:style-name="T3">this</text:span><text:span text:style-name="T7">.</text:span><text:span text:style-name="T1">anims</text:span><text:span text:style-name="T7">.</text:span><text:span text:style-name="T1">create</text:span><text:span text:style-name="T7">({</text:span></text:p>
      <text:p text:style-name="P23"><text:span text:style-name="T1"><text:s text:c="4"/></text:span><text:span text:style-name="T11">key</text:span><text:span text:style-name="T8">:</text:span><text:span text:style-name="T11"> </text:span><text:span text:style-name="T14">'right'</text:span><text:span text:style-name="T8">,</text:span></text:p>
      <text:p text:style-name="P23"><text:span text:style-name="T1"><text:s text:c="4"/></text:span><text:span text:style-name="T11">frames</text:span><text:span text:style-name="T8">:</text:span><text:span text:style-name="T11"> </text:span><text:span text:style-name="T4">this</text:span><text:span text:style-name="T8">.</text:span><text:span text:style-name="T11">anims</text:span><text:span text:style-name="T8">.</text:span><text:span text:style-name="T11">generateFrameNumbers</text:span><text:span text:style-name="T8">(</text:span><text:span text:style-name="T14">'dude'</text:span><text:span text:style-name="T8">,</text:span><text:span text:style-name="T11"> </text:span><text:span text:style-name="T8">{</text:span><text:span text:style-name="T11"> start</text:span><text:span text:style-name="T8">:</text:span><text:span text:style-name="T11"> </text:span><text:span text:style-name="T16">5</text:span><text:span text:style-name="T8">,</text:span><text:span text:style-name="T11"> </text:span><text:span text:style-name="T4">end</text:span><text:span text:style-name="T8">:</text:span><text:span text:style-name="T11"> </text:span><text:span text:style-name="T16">8</text:span><text:span text:style-name="T11"> </text:span><text:span text:style-name="T8">}),</text:span></text:p>
      <text:p text:style-name="P23"><text:span text:style-name="T1"><text:s text:c="4"/></text:span><text:span text:style-name="T11">frameRate</text:span><text:span text:style-name="T8">:</text:span><text:span text:style-name="T11"> </text:span><text:span text:style-name="T16">10</text:span><text:span text:style-name="T8">,</text:span></text:p>
      <text:p text:style-name="P23"><text:span text:style-name="T1"><text:s text:c="4"/></text:span><text:span text:style-name="T11">repeat</text:span><text:span text:style-name="T8">:</text:span><text:span text:style-name="T11"> </text:span><text:span text:style-name="T8">-</text:span><text:span text:style-name="T16">1</text:span></text:p>
      <text:p text:style-name="P29">});</text:p>
      <text:p text:style-name="P29"/>
      <text:p text:style-name="P28">cursors = this.input.keyboard.createCursorKeys();</text:p>
      <text:p text:style-name="P15"><text:span text:style-name="T30">C</text:span>ontoleer <text:span text:style-name="T30">of het poppetje verschijnt als je opslaat en browser ververst.</text:span></text:p>
      <text:h text:style-name="P46" text:outline-level="1"/>
      <text:h text:style-name="P47" text:outline-level="1">4. Laat het poppetje bewegen met de pijltjes op het toetsenbord</text:h>
      <text:p text:style-name="P6">pla<text:span text:style-name="T28">k</text:span> de volgende code in de 'update' functie</text:p>
      <text:p text:style-name="P6"/>
      <text:p text:style-name="P51"/>
      <text:p text:style-name="P22"><text:span text:style-name="T2">if</text:span> <text:span text:style-name="T6">(</text:span>cursors<text:span text:style-name="T6">.</text:span>left<text:span text:style-name="T6">.</text:span>isDown<text:span text:style-name="T6">)</text:span></text:p>
      <text:p text:style-name="P29">{</text:p>
      <text:p text:style-name="P23"><text:span text:style-name="T1"><text:s text:c="4"/></text:span><text:span text:style-name="T11">player</text:span><text:span text:style-name="T8">.</text:span><text:span text:style-name="T11">setVelocityX</text:span><text:span text:style-name="T8">(-</text:span><text:span text:style-name="T16">160</text:span><text:span text:style-name="T8">);</text:span></text:p>
      <text:p text:style-name="P34"/>
      <text:p text:style-name="P23"><text:span text:style-name="T1"><text:s text:c="4"/></text:span><text:span text:style-name="T11">player</text:span><text:span text:style-name="T8">.</text:span><text:span text:style-name="T11">anims</text:span><text:span text:style-name="T8">.</text:span><text:span text:style-name="T11">play</text:span><text:span text:style-name="T8">(</text:span><text:span text:style-name="T14">'left'</text:span><text:span text:style-name="T8">,</text:span><text:span text:style-name="T11"> </text:span><text:span text:style-name="T4">true</text:span><text:span text:style-name="T8">);</text:span></text:p>
      <text:p text:style-name="P29">}</text:p>
      <text:p text:style-name="P18"><text:span text:style-name="T3">else</text:span><text:span text:style-name="T1"> </text:span><text:span text:style-name="T3">if</text:span><text:span text:style-name="T1"> </text:span><text:span text:style-name="T7">(</text:span><text:span text:style-name="T1">cursors</text:span><text:span text:style-name="T7">.</text:span><text:span text:style-name="T1">right</text:span><text:span text:style-name="T7">.</text:span><text:span text:style-name="T1">isDown</text:span><text:span text:style-name="T7">)</text:span></text:p>
      <text:p text:style-name="P29">{</text:p>
      <text:p text:style-name="P23"><text:span text:style-name="T1"><text:s text:c="4"/></text:span><text:span text:style-name="T11">player</text:span><text:span text:style-name="T8">.</text:span><text:span text:style-name="T11">setVelocityX</text:span><text:span text:style-name="T8">(</text:span><text:span text:style-name="T16">160</text:span><text:span text:style-name="T8">);</text:span></text:p>
      <text:p text:style-name="P34"/>
      <text:p text:style-name="P23"><text:span text:style-name="T1"><text:s text:c="4"/></text:span><text:span text:style-name="T11">player</text:span><text:span text:style-name="T8">.</text:span><text:span text:style-name="T11">anims</text:span><text:span text:style-name="T8">.</text:span><text:span text:style-name="T11">play</text:span><text:span text:style-name="T8">(</text:span><text:span text:style-name="T14">'right'</text:span><text:span text:style-name="T8">,</text:span><text:span text:style-name="T11"> </text:span><text:span text:style-name="T4">true</text:span><text:span text:style-name="T8">);</text:span></text:p>
      <text:p text:style-name="P29">}</text:p>
      <text:p text:style-name="P32">else</text:p>
      <text:p text:style-name="P29">{</text:p>
      <text:p text:style-name="P23"><text:span text:style-name="T1"><text:s text:c="4"/></text:span><text:span text:style-name="T11">player</text:span><text:span text:style-name="T8">.</text:span><text:span text:style-name="T11">setVelocityX</text:span><text:span text:style-name="T8">(</text:span><text:span text:style-name="T16">0</text:span><text:span text:style-name="T8">);</text:span></text:p>
      <text:p text:style-name="P34"/>
      <text:p text:style-name="P23"><text:span text:style-name="T1"><text:s text:c="4"/></text:span><text:span text:style-name="T11">player</text:span><text:span text:style-name="T8">.</text:span><text:span text:style-name="T11">anims</text:span><text:span text:style-name="T8">.</text:span><text:span text:style-name="T11">play</text:span><text:span text:style-name="T8">(</text:span><text:span text:style-name="T14">'turn'</text:span><text:span text:style-name="T8">);</text:span></text:p>
      <text:p text:style-name="P29">}</text:p>
      <text:p text:style-name="P34"/>
      <text:p text:style-name="P18"><text:span text:style-name="T3">if</text:span><text:span text:style-name="T1"> </text:span><text:span text:style-name="T7">(</text:span><text:span text:style-name="T1">cursors</text:span><text:span text:style-name="T7">.</text:span><text:span text:style-name="T1">up</text:span><text:span text:style-name="T7">.</text:span><text:span text:style-name="T1">isDown </text:span><text:span text:style-name="T7">&amp;&amp;</text:span><text:span text:style-name="T1"> player</text:span><text:span text:style-name="T7">.</text:span><text:span text:style-name="T1">body</text:span><text:span text:style-name="T7">.</text:span><text:span text:style-name="T1">touching</text:span><text:span text:style-name="T7">.</text:span><text:span text:style-name="T1">down</text:span><text:span text:style-name="T7">)</text:span></text:p>
      <text:p text:style-name="P29">{</text:p>
      <text:p text:style-name="P23"><text:span text:style-name="T1"><text:s text:c="4"/></text:span><text:span text:style-name="T11">player</text:span><text:span text:style-name="T8">.</text:span><text:span text:style-name="T11">setVelocityY</text:span><text:span text:style-name="T8">(-</text:span><text:span text:style-name="T16">330</text:span><text:span text:style-name="T8">);</text:span></text:p>
      <text:p text:style-name="P29">}</text:p>
      <text:p text:style-name="P15"><text:span text:style-name="T30">C</text:span>ontoleer <text:span text:style-name="T30">of het poppetje beweegt als je pijltjestoetsen gebruikt.</text:span></text:p>
      <text:h text:style-name="P46" text:outline-level="1"/>
      <text:h text:style-name="P47" text:outline-level="1">5. Voeg de sterren toe</text:h>
      <text:p text:style-name="P7">Plak de volgende code aan het einde van de 'create' functie:</text:p>
      <text:p text:style-name="P44">// Some stars to collect, 12 in total, evenly spaced 70 pixels </text:p>
      <text:p text:style-name="P44">// apart along the x axis</text:p>
      <text:p text:style-name="P37">stars = this.physics.add.group({</text:p>
      <text:p text:style-name="P37">key: 'star',</text:p>
      <text:p text:style-name="P37">repeat: 11,</text:p>
      <text:p text:style-name="P37">setXY: { x: 12, y: 0, stepX: 70 }</text:p>
      <text:p text:style-name="P37">});</text:p>
      <text:p text:style-name="P37"/>
      <text:p text:style-name="P37">stars.children.iterate(function (child) {</text:p>
      <text:p text:style-name="P37"/>
      <text:p text:style-name="P37">// Give each star a slightly different bounce</text:p>
      <text:p text:style-name="P37">child.setBounceY(Phaser.Math.FloatBetween(0.4, 0.8));</text:p>
      <text:p text:style-name="P38">});</text:p>
      <text:p text:style-name="P37"/>
      <text:p text:style-name="P7"/>
      <text:p text:style-name="P14">Controleer of <text:span text:style-name="T30">de sterren in <text:s/>verschijnen</text:span> als je opslaat en de browser ververst.</text:p>
      <text:h text:style-name="Heading_20_1" text:outline-level="1">6. Laat de sterren niet uit het scherm vallen </text:h>
      <text:p text:style-name="P7">Voeg de volgende code toe aan het einde van de 'create' functie</text:p>
      <text:p text:style-name="P37">this.physics.add.collider(stars, platforms);</text:p>
      <text:p text:style-name="P37"/>
      <text:p text:style-name="P37"/>
      <text:p text:style-name="P37"/>
      <text:p text:style-name="P38"/>
      <text:p text:style-name="P38"/>
      <text:p text:style-name="P37"/>
      <text:p text:style-name="P13">Controleer of <text:span text:style-name="T30">de sterren in beeld blijven</text:span> als je opslaat en de browser ververst.</text:p>
      <text:p text:style-name="P7"/>
      <text:h text:style-name="P46" text:outline-level="1"/>
      <text:h text:style-name="P47" text:outline-level="1">7. Toon de score</text:h>
      <text:p text:style-name="P43">Voeg onderstaande code toe in de 'create' functie</text:p>
      <text:p text:style-name="Text_20_body"/>
      <text:p text:style-name="P42">this.physics.add.overlap(player, stars, collectStar, null, this);</text:p>
      <text:p text:style-name="Standard">// The score</text:p>
      <text:p text:style-name="P37">scoreText = this.add.text(16, 16, 'score: 0', { fontSize: '32px', fill: '#000' });</text:p>
      <text:p text:style-name="Standard"/>
      <text:p text:style-name="Text_20_body"/>
      <text:p text:style-name="Text_20_body">en voeg de volgende functie toe:</text:p>
      <text:p text:style-name="P39"/>
      <text:p text:style-name="P11">var score=0;</text:p>
      <text:p text:style-name="P40">var scoreText;</text:p>
      <text:p text:style-name="P12"/>
      <text:p text:style-name="P40">function collectStar (player, star)</text:p>
      <text:p text:style-name="P39">{</text:p>
      <text:p text:style-name="P39"/>
      <text:p text:style-name="P37">star.disableBody(true, true);</text:p>
      <text:p text:style-name="P37"/>
      <text:p text:style-name="P37">// Add and update the score</text:p>
      <text:p text:style-name="P37">score += 10;</text:p>
      <text:p text:style-name="P37">scoreText.setText('Score: ' + score);</text:p>
      <text:p text:style-name="P41">}</text:p>
      <text:p text:style-name="P37"/>
      <text:p text:style-name="P37"/>
      <text:p text:style-name="P7"/>
      <text:p text:style-name="P10">Controleer of <text:span text:style-name="T29">de score verandert als je een ster pakt. <text:s/>Sla weer op</text:span> en de browser ververst.</text:p>
      <text:h text:style-name="P46" text:outline-level="1"/>
      <text:h text:style-name="P47" text:outline-level="1"><text:span text:style-name="T31">8</text:span>. Voeg de bommen toe</text:h>
      <text:p text:style-name="P8">Voeg onderstaande code toe aan het einde van de 'create' functie:</text:p>
      <text:p text:style-name="P52"/>
      <text:p text:style-name="P36"><text:span text:style-name="T1">bombs </text:span><text:span text:style-name="T7">=</text:span><text:span text:style-name="T1"> </text:span><text:span text:style-name="T3">this</text:span><text:span text:style-name="T7">.</text:span><text:span text:style-name="T1">physics</text:span><text:span text:style-name="T7">.</text:span><text:span text:style-name="T1">add</text:span><text:span text:style-name="T7">.</text:span><text:span text:style-name="T3">group</text:span><text:span text:style-name="T7">();</text:span></text:p>
      <text:p text:style-name="P18"><text:span text:style-name="T3">this</text:span><text:span text:style-name="T7">.</text:span><text:span text:style-name="T1">physics</text:span><text:span text:style-name="T7">.</text:span><text:span text:style-name="T1">add</text:span><text:span text:style-name="T7">.</text:span><text:span text:style-name="T1">collider</text:span><text:span text:style-name="T7">(</text:span><text:span text:style-name="T1">bombs</text:span><text:span text:style-name="T7">,</text:span><text:span text:style-name="T1"> platforms</text:span><text:span text:style-name="T7">);</text:span></text:p>
      <text:p text:style-name="P34"/>
      <text:p text:style-name="P18"><text:span text:style-name="T3">this</text:span><text:span text:style-name="T7">.</text:span><text:span text:style-name="T1">physics</text:span><text:span text:style-name="T7">.</text:span><text:span text:style-name="T1">add</text:span><text:span text:style-name="T7">.</text:span><text:span text:style-name="T1">collider</text:span><text:span text:style-name="T7">(</text:span><text:span text:style-name="T1">player</text:span><text:span text:style-name="T7">,</text:span><text:span text:style-name="T1"> bombs</text:span><text:span text:style-name="T7">,</text:span><text:span text:style-name="T1"> hitBomb</text:span><text:span text:style-name="T7">,</text:span><text:span text:style-name="T1"> </text:span><text:span text:style-name="T3">null</text:span><text:span text:style-name="T7">,</text:span><text:span text:style-name="T1"> </text:span><text:span text:style-name="T3">this</text:span><text:span text:style-name="T7">);</text:span></text:p>
      <text:p text:style-name="P8"/>
      <text:p text:style-name="P7">Voeg onderstaande code toe aan het einde van de functie 'collectStar':</text:p>
      <text:p text:style-name="P27"><text:span text:style-name="T4">if</text:span><text:span text:style-name="T11"> </text:span><text:span text:style-name="T8">(</text:span><text:span text:style-name="T11">stars</text:span><text:span text:style-name="T8">.</text:span><text:span text:style-name="T11">countActive</text:span><text:span text:style-name="T8">(</text:span><text:span text:style-name="T4">true</text:span><text:span text:style-name="T8">)</text:span><text:span text:style-name="T11"> </text:span><text:span text:style-name="T8">===</text:span><text:span text:style-name="T11"> </text:span><text:span text:style-name="T16">0</text:span><text:span text:style-name="T8">)</text:span></text:p>
      <text:p text:style-name="P23"><text:span text:style-name="T1"><text:s text:c="4"/></text:span><text:span text:style-name="T8">{</text:span></text:p>
      <text:p text:style-name="P23"><text:span text:style-name="T1"><text:s text:c="8"/></text:span><text:span text:style-name="T11">stars</text:span><text:span text:style-name="T8">.</text:span><text:span text:style-name="T11">children</text:span><text:span text:style-name="T8">.</text:span><text:span text:style-name="T11">iterate</text:span><text:span text:style-name="T8">(</text:span><text:span text:style-name="T4">function</text:span><text:span text:style-name="T11"> </text:span><text:span text:style-name="T8">(</text:span><text:span text:style-name="T11">child</text:span><text:span text:style-name="T8">)</text:span><text:span text:style-name="T11"> </text:span><text:span text:style-name="T8">{</text:span></text:p>
      <text:p text:style-name="P34"/>
      <text:p text:style-name="P23"><text:span text:style-name="T1"><text:s text:c="12"/></text:span><text:span text:style-name="T11">child</text:span><text:span text:style-name="T8">.</text:span><text:span text:style-name="T11">enableBody</text:span><text:span text:style-name="T8">(</text:span><text:span text:style-name="T4">true</text:span><text:span text:style-name="T8">,</text:span><text:span text:style-name="T11"> child</text:span><text:span text:style-name="T8">.</text:span><text:span text:style-name="T11">x</text:span><text:span text:style-name="T8">,</text:span><text:span text:style-name="T11"> </text:span><text:span text:style-name="T16">0</text:span><text:span text:style-name="T8">,</text:span><text:span text:style-name="T11"> </text:span><text:span text:style-name="T4">true</text:span><text:span text:style-name="T8">,</text:span><text:span text:style-name="T11"> </text:span><text:span text:style-name="T4">true</text:span><text:span text:style-name="T8">);</text:span></text:p>
      <text:p text:style-name="P34"/>
      <text:p text:style-name="P23"><text:span text:style-name="T1"><text:s text:c="8"/></text:span><text:span text:style-name="T8">});</text:span></text:p>
      <text:p text:style-name="P34"/>
      <text:p text:style-name="P23"><text:span text:style-name="T1"><text:s text:c="8"/></text:span><text:span text:style-name="T4">var</text:span><text:span text:style-name="T11"> x </text:span><text:span text:style-name="T8">=</text:span><text:span text:style-name="T11"> </text:span><text:span text:style-name="T8">(</text:span><text:span text:style-name="T11">player</text:span><text:span text:style-name="T8">.</text:span><text:span text:style-name="T11">x </text:span><text:span text:style-name="T8">&lt;</text:span><text:span text:style-name="T11"> </text:span><text:span text:style-name="T16">400</text:span><text:span text:style-name="T8">)</text:span><text:span text:style-name="T11"> </text:span><text:span text:style-name="T8">?</text:span><text:span text:style-name="T11"> </text:span><text:span text:style-name="T24">Phaser</text:span><text:span text:style-name="T8">.</text:span><text:span text:style-name="T24">Math</text:span><text:span text:style-name="T8">.</text:span><text:span text:style-name="T24">Between</text:span><text:span text:style-name="T8">(</text:span><text:span text:style-name="T16">400</text:span><text:span text:style-name="T8">,</text:span><text:span text:style-name="T11"> </text:span><text:span text:style-name="T16">800</text:span><text:span text:style-name="T8">)</text:span><text:span text:style-name="T11"> </text:span><text:span text:style-name="T8">:</text:span><text:span text:style-name="T11"> </text:span><text:span text:style-name="T24">Phaser</text:span><text:span text:style-name="T8">.</text:span><text:span text:style-name="T24">Math</text:span><text:span text:style-name="T8">.</text:span><text:span text:style-name="T24">Between</text:span><text:span text:style-name="T8">(</text:span><text:span text:style-name="T16">0</text:span><text:span text:style-name="T8">,</text:span><text:span text:style-name="T11"> </text:span><text:span text:style-name="T16">400</text:span><text:span text:style-name="T8">);</text:span></text:p>
      <text:p text:style-name="P34"/>
      <text:p text:style-name="P23"><text:span text:style-name="T1"><text:s text:c="8"/></text:span><text:span text:style-name="T4">var</text:span><text:span text:style-name="T11"> bomb </text:span><text:span text:style-name="T8">=</text:span><text:span text:style-name="T11"> bombs</text:span><text:span text:style-name="T8">.</text:span><text:span text:style-name="T11">create</text:span><text:span text:style-name="T8">(</text:span><text:span text:style-name="T11">x</text:span><text:span text:style-name="T8">,</text:span><text:span text:style-name="T11"> </text:span><text:span text:style-name="T16">16</text:span><text:span text:style-name="T8">,</text:span><text:span text:style-name="T11"> </text:span><text:span text:style-name="T14">'bomb'</text:span><text:span text:style-name="T8">);</text:span></text:p>
      <text:p text:style-name="P23"><text:span text:style-name="T1"><text:s text:c="8"/></text:span><text:span text:style-name="T11">bomb</text:span><text:span text:style-name="T8">.</text:span><text:span text:style-name="T11">setBounce</text:span><text:span text:style-name="T8">(</text:span><text:span text:style-name="T16">1</text:span><text:span text:style-name="T8">);</text:span></text:p>
      <text:p text:style-name="P23"><text:span text:style-name="T1"><text:s text:c="8"/></text:span><text:span text:style-name="T11">bomb</text:span><text:span text:style-name="T8">.</text:span><text:span text:style-name="T11">setCollideWorldBounds</text:span><text:span text:style-name="T8">(</text:span><text:span text:style-name="T4">true</text:span><text:span text:style-name="T8">);</text:span></text:p>
      <text:p text:style-name="P23"><text:span text:style-name="T1"><text:s text:c="8"/></text:span><text:span text:style-name="T11">bomb</text:span><text:span text:style-name="T8">.</text:span><text:span text:style-name="T11">setVelocity</text:span><text:span text:style-name="T8">(</text:span><text:span text:style-name="T24">Phaser</text:span><text:span text:style-name="T8">.</text:span><text:span text:style-name="T24">Math</text:span><text:span text:style-name="T8">.</text:span><text:span text:style-name="T24">Between</text:span><text:span text:style-name="T8">(-</text:span><text:span text:style-name="T16">200</text:span><text:span text:style-name="T8">,</text:span><text:span text:style-name="T11"> </text:span><text:span text:style-name="T16">200</text:span><text:span text:style-name="T8">),</text:span><text:span text:style-name="T11"> </text:span><text:span text:style-name="T16">20</text:span><text:span text:style-name="T8">);</text:span></text:p>
      <text:p text:style-name="P34"/>
      <text:p text:style-name="P23"><text:span text:style-name="T1"><text:s text:c="4"/></text:span><text:span text:style-name="T8">}</text:span></text:p>
      <text:p text:style-name="P7"/>
      <text:p text:style-name="P8">Voeg onderstaande code toe als nieuwe functie, helemaal onderaan, net voor '&lt;/script&gt;'</text:p>
      <text:p text:style-name="P8"/>
      <text:p text:style-name="P52"/>
      <text:p text:style-name="P31">­</text:p>
      <text:p text:style-name="P8"/>
      <text:p text:style-name="P9">Controleer nu weer of het werkt door de wijzigingen op te slaan en de browser te verversen.</text:p>
      <text:h text:style-name="Heading_20_2" text:outline-level="2">Je bent de klaar. Gefeliciteerd met je eerste zelfgemaakt game!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monospace, 'Lucida Console', Monaco"/>
    <style:font-face style:name="Menlo" svg:font-family="Menlo, Monaco, 'Courier New', monospace"/>
    <style:font-face style:name="monospace" svg:font-family="monospace, 'Lucida Console', Monaco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31T10:18:05.355910144</meta:creation-date>
    <dc:date>2020-11-05T20:24:25.626589935</dc:date>
    <meta:editing-duration>PT6H12M22S</meta:editing-duration>
    <meta:editing-cycles>20</meta:editing-cycles>
    <meta:generator>LibreOffice/4.3.5.2$MacOSX_X86_64 LibreOffice_project/3a87456aaa6a95c63eea1c1b3201acedf0751bd5</meta:generator>
    <meta:document-statistic meta:table-count="0" meta:image-count="0" meta:object-count="0" meta:page-count="7" meta:paragraph-count="153" meta:word-count="718" meta:character-count="5321" meta:non-whitespace-character-count="4433"/>
  </office:meta>
</office:document-meta>
</file>